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2" style:family="text">
      <style:text-properties fo:font-weight="bold" fo:font-family="Helvetica" fo:font-size="14pt" style:text-underline-type="single" style:text-underline-style="solid"/>
    </style:style>
    <style:style style:name="p3" style:family="paragraph">
      <style:paragraph-properties fo:text-align="center" fo:margin-top="9pt" fo:margin-left="0pt" fo:text-indent="0pt"/>
    </style:style>
    <style:style style:name="c4" style:family="text">
      <style:text-properties fo:font-family="Helvetica" fo:font-size="12pt"/>
    </style:style>
    <style:style style:name="p5" style:family="paragraph">
      <style:paragraph-properties fo:margin-top="9pt" fo:margin-bottom="9pt" fo:margin-left="0pt" fo:text-indent="0pt"/>
    </style:style>
    <style:style style:name="p6" style:family="paragraph">
      <style:paragraph-properties fo:text-align="center" fo:margin-top="9pt" fo:margin-left="0pt" fo:text-indent="0pt"/>
    </style:style>
    <style:style style:name="c7" style:family="text">
      <style:text-properties fo:font-weight="bold" fo:font-family="Helvetica" fo:font-size="12pt"/>
    </style:style>
    <text:list-style style:name="L8">
      <text:list-level-style-number style:num-format="1" style:num-suffix="." text:level="1">
        <style:list-level-properties fo:text-align="start" text:space-before="8mm"/>
      </text:list-level-style-number>
    </text:list-style>
    <style:style style:name="p9" style:family="paragraph">
      <style:paragraph-properties fo:margin-top="9pt" fo:margin-left="0pt" fo:text-indent="0pt"/>
    </style:style>
    <style:style style:name="p10" style:family="paragraph">
      <style:paragraph-properties fo:margin-bottom="9pt" fo:margin-left="0pt" fo:text-indent="0pt"/>
    </style:style>
    <style:style style:name="p11" style:family="paragraph">
      <style:paragraph-properties fo:margin-left="0pt" fo:text-indent="0pt"/>
    </style:style>
    <style:style style:name="p12" style:family="paragraph">
      <style:paragraph-properties fo:margin-top="9pt" fo:margin-left="0pt" fo:text-indent="0pt"/>
    </style:style>
    <style:style style:name="p13" style:family="paragraph">
      <style:paragraph-properties fo:margin-left="0pt" fo:text-indent="0pt"/>
    </style:style>
    <style:style style:name="p14" style:family="paragraph">
      <style:paragraph-properties fo:margin-bottom="9pt" fo:margin-left="0pt" fo:text-indent="0pt"/>
    </style:style>
    <style:style style:name="p15" style:family="paragraph">
      <style:paragraph-properties fo:text-align="center" fo:margin-left="0pt" fo:text-indent="0pt"/>
    </style:style>
    <style:style style:name="s16" style:family="section">
      <style:section-properties/>
    </style:style>
    <style:style style:name="T17" style:family="table">
      <style:table-properties/>
    </style:style>
    <style:style style:name="T18" style:family="table">
      <style:table-properties/>
    </style:style>
    <style:style style:name="T19" style:family="table">
      <style:table-properties/>
    </style:style>
    <style:style style:name="T20" style:family="table">
      <style:table-properties/>
    </style:style>
    <style:style style:name="p21" style:family="paragraph">
      <style:paragraph-properties fo:text-align="center" fo:margin-top="9pt" fo:margin-left="0pt" fo:text-indent="0pt" fo:break-before="page"/>
    </style:style>
    <style:style style:name="p22" style:family="paragraph">
      <style:paragraph-properties fo:margin-top="9pt" fo:margin-left="0pt" fo:text-indent="0pt"/>
    </style:style>
    <style:style style:name="p23" style:family="paragraph">
      <style:paragraph-properties fo:margin-bottom="9pt" fo:margin-left="0pt" fo:text-indent="0pt"/>
    </style:style>
    <style:style style:name="p24" style:family="paragraph">
      <style:paragraph-properties fo:margin-top="9pt" fo:margin-left="0pt" fo:text-indent="0pt"/>
    </style:style>
    <style:style style:name="p25" style:family="paragraph">
      <style:paragraph-properties fo:margin-left="0pt" fo:text-indent="0pt"/>
    </style:style>
    <style:style style:name="p26" style:family="paragraph">
      <style:paragraph-properties fo:margin-bottom="9pt" fo:margin-left="0pt" fo:text-indent="0pt"/>
    </style:style>
    <style:style style:name="T27" style:family="table">
      <style:table-properties/>
    </style:style>
    <style:style style:name="T28" style:family="table">
      <style:table-properties/>
    </style:style>
    <style:style style:name="T29" style:family="table">
      <style:table-properties/>
    </style:style>
    <style:style style:name="T30" style:family="table">
      <style:table-properties/>
    </style:style>
  </office:automatic-styles>
  <office:body>
    <office:text>
      <text:p text:style-name="p3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ΝΙΚΟΠΟΛΙΣ ΑΕ <text:line-break/>ΔΡΑΣΤΗΡΙΟΤΗΤΑ : ΕΣΤΙΑΤΟΡΙΟ-ΜΠΑΡ <text:line-break/>ΔΙΕΥΘΥΝΣΗ : ΑΓΑΘΗΜΕΡΟΥ 8 ΑΘΗΝΑ 15235 <text:line-break/>ΟΝ/ΜΟ ΕΚΠΡΟΣΩΠΟΥ : ΣΠΑΡΤΙΩΤΗΣ ΜΙΧΑΛΗΣ <text:line-break/></text:span></text:p>
      <text:p text:style-name="p6"><text:span text:style-name="c7">Ο ΕΡΓΑΖΟΜΕΝΟΣ</text:span></text:p>
      <text:p text:style-name="p5"><text:span text:style-name="c4">ΟΝ/ΜΟ : ΘΕΟΔΩΡΟΣ ΛΑΖΑΡΟΣ ΟΝΟΜΑ ΠΑΤΡΟΣ : ΚΩΝΣΤΑΝΤΙΝΟΣ <text:line-break/>ΔΙΕΥΘΥΝΣΗ ΚΑΤΟΙΚΙΑΣ : ΑΘΗΝΑΣ 4 <text:line-break/>ΣΤΟΙΧΕΙΑ ΤΑΥΤΟΤΗΤΑΣ : Α.Τ. Ζ347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9"><text:span text:style-name="c4">ΗΜΕΡΟΜΗΝΙΑ ΕΝΑΡΞΗΣ ΣΥΜΒΑΣΗΣ : 15/1/2013 </text:span></text:p>
        </text:list-item>
        <text:list-item>
          <text:p text:style-name="p1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2"><text:span text:style-name="c4">ΗΜΕΡΕΣ ΕΒΔΟΜΑΔΙΑΙΩΣ : 2 </text:span></text:p>
        </text:list-item>
        <text:list-item>
          <text:p text:style-name="p13"><text:span text:style-name="c4">ΩΡΕΣ ΕΒΔΟΜΑΔΙΑΙΩΣ : 13 </text:span></text:p>
        </text:list-item>
        <text:list-item>
          <text:p text:style-name="p14"><text:span text:style-name="c4">3. ΩΡΑΡΙΟ ΗΜΕΡΗΣΙΑΣ ΑΠΑΣΧΟΛΗΣΗΣ : ΠΑΡΑΣΚΕΥΗ - ΣΑΒΒΑΤΟ 8:00 - 15:00</text:span></text:p>
        </text:list-item>
      </text:list>
      <text:p text:style-name="p11"><text:span text:style-name="c4">Γ. ΤΟΠΟΣ ΠΑΡΟΧΗΣ ΕΡΓΑΣΙΑΣ : ΑΓΑΘΗΜΕΡΟΥ 3 <text:line-break/>Δ. ΕΙΔΙΚΟΤΗΤΑ ΕΡΓΑΖΟΜΕΝΟΥ : ΣΕΡΒΙΤΟΡΟΣ <text:line-break/>Ε. ΑΠΟΔΟΧΕΣ : 54,60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7">
            <text:p text:style-name="p15"><text:span text:style-name="c4">Ο ΕΡΓΟΔΟΤΗΣ</text:span></text:p>
          </table:table-cell>
          <table:table-cell table:style-name="T1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9">
            <text:p text:style-name="p15"><text:span text:style-name="c4">ΣΦΡΑΓΙΔΑ-ΥΠΟΓΡΑΦΗ</text:span></text:p>
          </table:table-cell>
          <table:table-cell table:style-name="T1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ΝΙΚΟΠΟΛΙΣ ΑΕ <text:line-break/>ΔΡΑΣΤΗΡΙΟΤΗΤΑ : ΕΣΤΙΑΤΟΡΙΟ-ΜΠΑΡ <text:line-break/>ΔΙΕΥΘΥΝΣΗ : ΑΓΑΘΗΜΕΡΟΥ 8 ΑΘΗΝΑ 15235 <text:line-break/>ΟΝ/ΜΟ ΕΚΠΡΟΣΩΠΟΥ : ΣΠΑΡΤΙΩΤΗΣ ΜΙΧΑΛΗΣ <text:line-break/></text:span></text:p>
      <text:p text:style-name="p6"><text:span text:style-name="c7">Ο ΕΡΓΑΖΟΜΕΝΟΣ</text:span></text:p>
      <text:p text:style-name="p5"><text:span text:style-name="c4">ΟΝ/ΜΟ : ΘΕΟΔΩΡΟΣ ΛΑΖΑΡΟΣ ΟΝΟΜΑ ΠΑΤΡΟΣ : ΚΩΝΣΤΑΝΤΙΝΟΥ <text:line-break/>ΔΙΕΥΘΥΝΣΗ ΚΑΤΟΙΚΙΑΣ : ΑΘΗΝΑΣ 4 <text:line-break/>ΣΤΟΙΧΕΙΑ ΤΑΥΤΟΤΗΤΑΣ : Α.Τ. Ζ347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22"><text:span text:style-name="c4">ΗΜΕΡΟΜΗΝΙΑ ΕΝΑΡΞΗΣ ΣΥΜΒΑΣΗΣ : 15/1/2013 </text:span></text:p>
        </text:list-item>
        <text:list-item>
          <text:p text:style-name="p23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24"><text:span text:style-name="c4">ΗΜΕΡΕΣ ΕΒΔΟΜΑΔΙΑΙΩΣ : 2 </text:span></text:p>
        </text:list-item>
        <text:list-item>
          <text:p text:style-name="p25"><text:span text:style-name="c4">ΩΡΕΣ ΕΒΔΟΜΑΔΙΑΙΩΣ : 13 </text:span></text:p>
        </text:list-item>
        <text:list-item>
          <text:p text:style-name="p26"><text:span text:style-name="c4">3. ΩΡΑΡΙΟ ΗΜΕΡΗΣΙΑΣ ΑΠΑΣΧΟΛΗΣΗΣ : ΠΑΡΑΣΚΕΥΗ - ΣΑΒΒΑΤΟ 8:00 - 15:00</text:span></text:p>
        </text:list-item>
      </text:list>
      <text:p text:style-name="p11"><text:span text:style-name="c4">Γ. ΤΟΠΟΣ ΠΑΡΟΧΗΣ ΕΡΓΑΣΙΑΣ : ΑΓΑΘΗΜΕΡΟΥ 3 <text:line-break/>Δ. ΕΙΔΙΚΟΤΗΤΑ ΕΡΓΑΖΟΜΕΝΟΥ : ΣΕΡΒΙΤΟΡΟΣ <text:line-break/>Ε. ΑΠΟΔΟΧΕΣ : 54,60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27">
            <text:p text:style-name="p15"><text:span text:style-name="c4">Ο ΕΡΓΟΔΟΤΗΣ</text:span></text:p>
          </table:table-cell>
          <table:table-cell table:style-name="T2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29">
            <text:p text:style-name="p15"><text:span text:style-name="c4">ΣΦΡΑΓΙΔΑ-ΥΠΟΓΡΑΦΗ</text:span></text:p>
          </table:table-cell>
          <table:table-cell table:style-name="T29">
            <text:p text:style-name="p15"><text:span text:style-name="c4">ΥΠΟΓΡΑΦΗ </text:span></text:p>
          </table:table-cell>
        </table:table-row>
      </table:table>
      <text:p text:style-name="p1"/>
      <text:p text:style-name="p5"/>
    </office:text>
  </office:body>
</office:document-content>
</file>